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20000003083DA3B72.png" manifest:media-type="image/png"/>
  <manifest:file-entry manifest:full-path="Pictures/100002E200000887000004FF98900CB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0cm"/>
    </style:style>
    <style:style style:name="gr6" style:family="graphic" style:parent-style-name="objectwithoutfill">
      <style:graphic-properties svg:stroke-width="0.2cm" svg:stroke-color="#00cc00" draw:marker-start-width="0.5cm" draw:marker-end-width="0.5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26pt" fo:font-weight="bold" style:font-size-asian="26pt" style:font-weight-asian="bold" style:font-size-complex="26pt" style:font-weight-complex="bold"/>
    </style:style>
    <style:style style:name="P3" style:family="paragraph">
      <style:text-properties fo:color="#00cc00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cc00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xml:id="id9" draw:id="id9" draw:layer="layout" svg:width="3.353cm" svg:height="1.964cm" svg:x="4.3cm" svg:y="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1" draw:text-style-name="P1" xml:id="id10" draw:id="id10" draw:layer="layout" svg:width="3.353cm" svg:height="1.964cm" draw:transform="rotate (3.1384510609362) translate (12.794cm 9.975cm)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1" draw:text-style-name="P1" xml:id="id8" draw:id="id8" draw:layer="layout" svg:width="3.353cm" svg:height="1.964cm" draw:transform="rotate (3.1384510609362) translate (26.753cm 10.075cm)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1" draw:text-style-name="P1" xml:id="id7" draw:id="id7" draw:layer="layout" svg:width="3.353cm" svg:height="1.964cm" svg:x="15.547cm" svg:y="8.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1" draw:text-style-name="P1" xml:id="id3" draw:id="id3" draw:layer="layout" svg:width="2.4cm" svg:height="1.964cm" svg:x="3.5cm" svg:y="10.7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1" draw:text-style-name="P1" xml:id="id4" draw:id="id4" draw:layer="layout" svg:width="2.4cm" svg:height="1.964cm" draw:transform="rotate (-3.14159265358979) translate (10.6cm 12.664cm)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1" draw:text-style-name="P1" xml:id="id5" draw:id="id5" draw:layer="layout" svg:width="2.4cm" svg:height="1.964cm" svg:x="20cm" svg:y="10.936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1" draw:text-style-name="P1" xml:id="id6" draw:id="id6" draw:layer="layout" svg:width="2.4cm" svg:height="1.964cm" draw:transform="rotate (-3.14159265358979) translate (27.1cm 12.9cm)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1" draw:text-style-name="P1" xml:id="id1" draw:id="id1" draw:layer="layout" svg:width="1.853cm" svg:height="1.964cm" svg:x="4.5cm" svg:y="13.436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1" draw:text-style-name="P1" xml:id="id2" draw:id="id2" draw:layer="layout" svg:width="1.853cm" svg:height="1.964cm" draw:transform="rotate (-3.14159265358979) translate (24.9cm 15.4cm)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connector draw:style-name="gr2" draw:text-style-name="P1" draw:layer="layout" svg:x1="6.353cm" svg:y1="14.418cm" svg:x2="23.047cm" svg:y2="14.418cm" draw:start-shape="id1" draw:start-glue-point="1" draw:end-shape="id2" draw:end-glue-point="1" svg:d="M6353 14418h16694" svg:viewBox="0 0 16695 1">
          <text:p/>
        </draw:connector>
        <draw:connector draw:style-name="gr2" draw:text-style-name="P1" draw:layer="layout" svg:x1="5.9cm" svg:y1="11.682cm" svg:x2="8.2cm" svg:y2="11.682cm" draw:start-shape="id3" draw:start-glue-point="1" draw:end-shape="id4" draw:end-glue-point="1" svg:d="M5900 11682h2300" svg:viewBox="0 0 2301 1">
          <text:p/>
        </draw:connector>
        <draw:connector draw:style-name="gr2" draw:text-style-name="P1" draw:layer="layout" svg:x1="22.4cm" svg:y1="11.918cm" svg:x2="24.7cm" svg:y2="11.918cm" draw:start-shape="id5" draw:start-glue-point="1" draw:end-shape="id6" draw:end-glue-point="1" svg:d="M22400 11918h2300" svg:viewBox="0 0 2301 1">
          <text:p/>
        </draw:connector>
        <draw:connector draw:style-name="gr2" draw:text-style-name="P1" draw:layer="layout" svg:x1="18.9cm" svg:y1="9.082cm" svg:x2="23.403cm" svg:y2="9.082cm" draw:start-shape="id7" draw:start-glue-point="1" draw:end-shape="id8" draw:end-glue-point="1" svg:d="M18900 9082h4503" svg:viewBox="0 0 4504 1">
          <text:p/>
        </draw:connector>
        <draw:connector draw:style-name="gr2" draw:text-style-name="P1" draw:layer="layout" svg:x1="7.653cm" svg:y1="8.982cm" svg:x2="9.444cm" svg:y2="8.982cm" draw:start-shape="id9" draw:start-glue-point="1" draw:end-shape="id10" svg:d="M7653 8982h1791" svg:viewBox="0 0 1792 1">
          <text:p/>
        </draw:connector>
        <draw:line draw:style-name="gr3" draw:text-style-name="P1" draw:layer="layout" svg:x1="2.9cm" svg:y1="8.9cm" svg:x2="2.9cm" svg:y2="6.7cm">
          <text:p/>
        </draw:line>
        <draw:line draw:style-name="gr3" draw:text-style-name="P1" draw:layer="layout" svg:x1="2.9cm" svg:y1="6.7cm" svg:x2="13.3cm" svg:y2="6.7cm">
          <text:p/>
        </draw:line>
        <draw:line draw:style-name="gr3" draw:text-style-name="P1" draw:layer="layout" svg:x1="13.3cm" svg:y1="6.7cm" svg:x2="13.3cm" svg:y2="9cm">
          <text:p/>
        </draw:line>
        <draw:line draw:style-name="gr3" draw:text-style-name="P1" draw:layer="layout" svg:x1="15.1cm" svg:y1="8.9cm" svg:x2="15.1cm" svg:y2="6.7cm">
          <text:p/>
        </draw:line>
        <draw:line draw:style-name="gr3" draw:text-style-name="P1" draw:layer="layout" svg:x1="15.1cm" svg:y1="6.7cm" svg:x2="27.6cm" svg:y2="6.7cm">
          <text:p/>
        </draw:line>
        <draw:line draw:style-name="gr3" draw:text-style-name="P1" draw:layer="layout" svg:x1="27.6cm" svg:y1="6.7cm" svg:x2="27.6cm" svg:y2="9cm">
          <text:p/>
        </draw:line>
        <draw:frame draw:style-name="gr4" draw:text-style-name="P2" draw:layer="layout" svg:width="4.845cm" svg:height="1.28cm" svg:x="5.455cm" svg:y="4.72cm">
          <draw:text-box>
            <text:p><text:span text:style-name="T1">KONTIG 1</text:span></text:p>
          </draw:text-box>
        </draw:frame>
        <draw:frame draw:style-name="gr5" draw:text-style-name="P2" draw:layer="layout" svg:width="4.845cm" svg:height="1.28cm" svg:x="18.555cm" svg:y="4.82cm">
          <draw:text-box>
            <text:p><text:span text:style-name="T1">KONTIG 2</text:span></text:p>
          </draw:text-box>
        </draw:frame>
        <draw:line draw:style-name="gr6" draw:text-style-name="P1" draw:layer="layout" svg:x1="2.4cm" svg:y1="9.3cm" svg:x2="2.4cm" svg:y2="3.5cm">
          <text:p/>
        </draw:line>
        <draw:line draw:style-name="gr6" draw:text-style-name="P1" draw:layer="layout" svg:x1="28.2cm" svg:y1="9.3cm" svg:x2="28.2cm" svg:y2="3.5cm">
          <text:p/>
        </draw:line>
        <draw:line draw:style-name="gr6" draw:text-style-name="P1" draw:layer="layout" svg:x1="2.4cm" svg:y1="3.5cm" svg:x2="28.2cm" svg:y2="3.5cm">
          <text:p/>
        </draw:line>
        <draw:frame draw:style-name="gr4" draw:text-style-name="P3" draw:layer="layout" svg:width="5.26cm" svg:height="1.356cm" svg:x="12.74cm" svg:y="1.9cm">
          <draw:text-box>
            <text:p text:style-name="P3"><text:span text:style-name="T2">SKAFOLD</text:span></text:p>
          </draw:text-box>
        </draw:frame>
        <draw:frame draw:style-name="gr1" draw:text-style-name="P1" xml:id="id11" draw:id="id11" draw:layer="layout" svg:width="1.578cm" svg:height="0.924cm" svg:x="2.6cm" svg:y="16.37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1" draw:text-style-name="P1" xml:id="id12" draw:id="id12" draw:layer="layout" svg:width="1.578cm" svg:height="0.925cm" draw:transform="rotate (3.1384510609362) translate (6.597cm 17.3cm)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connector draw:style-name="gr2" draw:text-style-name="P1" draw:layer="layout" svg:x1="4.178cm" svg:y1="16.833cm" svg:x2="5.02cm" svg:y2="16.833cm" draw:start-shape="id11" draw:start-glue-point="1" draw:end-shape="id12" svg:d="M4178 16833h842" svg:viewBox="0 0 843 1">
          <text:p/>
        </draw:connector>
        <draw:frame draw:style-name="gr4" draw:layer="layout" svg:width="3.216cm" svg:height="0.962cm" svg:x="6.884cm" svg:y="16.4cm">
          <draw:text-box>
            <text:p>Fragment</text:p>
          </draw:text-box>
        </draw:frame>
        <draw:frame draw:style-name="gr1" draw:text-style-name="P1" draw:layer="layout" svg:width="1.578cm" svg:height="0.925cm" draw:transform="rotate (3.1384510609362) translate (6.578cm 18.23cm)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4" draw:layer="layout" svg:width="6.666cm" svg:height="0.962cm" svg:x="6.834cm" svg:y="17.2cm">
          <draw:text-box>
            <text:p>Odczytana sekwencja</text:p>
          </draw:text-box>
        </draw:frame>
        <draw:connector draw:style-name="gr2" draw:text-style-name="P1" draw:layer="layout" svg:x1="2.743cm" svg:y1="18.604cm" svg:x2="6.5cm" svg:y2="18.6cm" svg:d="M2743 18604h1879v-4h1878" svg:viewBox="0 0 3758 5">
          <text:p/>
        </draw:connector>
        <draw:frame draw:style-name="gr4" draw:layer="layout" svg:width="6.941cm" svg:height="0.962cm" svg:x="6.859cm" svg:y="18cm">
          <draw:text-box>
            <text:p>Luka o znanej długośc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1T12:47:04.544851549</meta:creation-date>
    <dc:date>2016-01-21T17:53:15.789917508</dc:date>
    <meta:editing-duration>PT4H34M59S</meta:editing-duration>
    <meta:editing-cycles>3</meta:editing-cycles>
    <meta:generator>LibreOffice/4.2.8.2$Linux_X86_64 LibreOffice_project/420m0$Build-2</meta:generator>
    <meta:document-statistic meta:object-count="35"/>
  </office:meta>
</office:document-meta>
</file>